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1cc" officeooo:paragraph-rsid="001b9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y administracion de Bases de datos – Clase 1</text:p>
      <text:p text:style-name="P1">9/08/2021</text:p>
      <text:p text:style-name="P1">Profesor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8:52:57.099898932</meta:creation-date>
    <dc:date>2021-08-09T18:55:49.242607430</dc:date>
    <meta:editing-duration>PT2M52S</meta:editing-duration>
    <meta:editing-cycles>1</meta:editing-cycles>
    <meta:document-statistic meta:table-count="0" meta:image-count="0" meta:object-count="0" meta:page-count="1" meta:paragraph-count="3" meta:word-count="11" meta:character-count="69" meta:non-whitespace-character-count="60"/>
    <meta:generator>LibreOffice/6.4.7.2$Linux_X86_64 LibreOffice_project/40$Build-2</meta:generator>
  </office:meta>
</office:document-meta>
</file>